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bc1" officeooo:paragraph-rsid="00108bc1"/>
    </style:style>
    <style:style style:name="P2" style:family="paragraph" style:parent-style-name="Standard">
      <style:text-properties officeooo:paragraph-rsid="00115489"/>
    </style:style>
    <style:style style:name="P3" style:family="paragraph" style:parent-style-name="Standard">
      <style:text-properties officeooo:rsid="00127d24" officeooo:paragraph-rsid="00127d24"/>
    </style:style>
    <style:style style:name="P4" style:family="paragraph" style:parent-style-name="Standard">
      <style:text-properties officeooo:rsid="0014301f" officeooo:paragraph-rsid="0014301f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5489" officeooo:paragraph-rsid="00115489"/>
    </style:style>
    <style:style style:name="P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27d24" officeooo:paragraph-rsid="00127d24"/>
    </style:style>
    <style:style style:name="P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6be58" officeooo:paragraph-rsid="0016be58"/>
    </style:style>
    <style:style style:name="P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74c7c" officeooo:paragraph-rsid="00174c7c"/>
    </style:style>
    <style:style style:name="P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8ba8e" officeooo:paragraph-rsid="0018ba8e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a86a2" officeooo:paragraph-rsid="001a86a2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bae69" officeooo:paragraph-rsid="001bae69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d4ff9" officeooo:paragraph-rsid="001d4ff9"/>
    </style:style>
    <style:style style:name="P13" style:family="paragraph" style:parent-style-name="Standard">
      <style:text-properties officeooo:rsid="0016be58" officeooo:paragraph-rsid="0016be58"/>
    </style:style>
    <style:style style:name="T1" style:family="text">
      <style:text-properties officeooo:rsid="00115489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15489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3ddb1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14301f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 officeooo:rsid="001600ee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 officeooo:rsid="0021eac9"/>
    </style:style>
    <style:style style:name="T8" style:family="text">
      <style:text-properties officeooo:rsid="001d4ff9"/>
    </style:style>
    <style:style style:name="T9" style:family="text">
      <style:text-properties officeooo:rsid="001ff276"/>
    </style:style>
    <style:style style:name="T10" style:family="text">
      <style:text-properties officeooo:rsid="0021eac9"/>
    </style:style>
    <style:style style:name="T11" style:family="text">
      <style:text-properties officeooo:rsid="00224d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 In der Configurationsdatei /etc/hosts befindet sich der eintrag: 127.0.0.1 localhost.</text:p>
      <text:p text:style-name="P1">-&gt; Gibt man localhost im Browser ein, gelangt man auf den lokalen rechner (127.0.0.1).</text:p>
      <text:p text:style-name="P1">-&gt; Läuft auf diesem ein Server z.B. Apache, wird dieser aufgerufen<text:span text:style-name="T9"> (browser request an port 80).</text:span></text:p>
      <text:p text:style-name="P1">-&gt;<text:span text:style-name="T10">Der Server ruft mittels der URL (GET) eine resource (z.B. php, html) auf</text:span>.</text:p>
      <text:p text:style-name="P2"><text:span text:style-name="T1">Der Apache Server ruft standardmäßig resourcen unter dem Ordner </text:span><text:span text:style-name="T2">/var/www/</text:span><text:span text:style-name="T3">html </text:span><text:span text:style-name="T7">auf</text:span><text:span text:style-name="T3">.</text:span></text:p>
      <text:p text:style-name="P5">-&gt; Man kann einfach einen neuen Ordner unter /var/www/ anlegen z.B: /var/www/test.</text:p>
      <text:p text:style-name="P6">-&gt;Damit Apache <text:span text:style-name="T11">die resourcen in dem </text:span>neuen Ordner <text:span text:style-name="T11">aufruft</text:span>, sobal man die ip<text:span text:style-name="T11"> + Phat zur resource</text:span> in den Browser eingibt, muss man den Apache server folgendermaßen konfigurieren:</text:p>
      <text:p text:style-name="P3"><text:span text:style-name="T2">in der Datei /etc/apache2/sites-available/000-default.conf unter DocumentRoot </text:span><text:span text:style-name="T4">steht </text:span><text:span text:style-name="T2">/var/www/html</text:span><text:span text:style-name="T4">. Dieser Ordner wird geladen, wenn die ip eigegeben wird. Geladen wir sie, weil ein sym-link der Datei von </text:span><text:bookmark-start text:name="__DdeLink__331_2964195142"/><text:span text:style-name="T4">/etc/apache2/sites-available/000-default.conf</text:span><text:bookmark-end text:name="__DdeLink__331_2964195142"/><text:span text:style-name="T4"> nach /etc/apache2/sites-enable/000-default.conf </text:span><text:span text:style-name="T5">gemacht wird.</text:span></text:p>
      <text:p text:style-name="P4"><text:span text:style-name="T2">Damit ein anderer Ordner geladen wir, kopiert man die Datei </text:span><text:span text:style-name="T4">000-default.conf</text:span><text:span text:style-name="T2">, speichert sie unter anderem Namen ab, z.B. test.dev.conf, ändert unter DocumentRoot den Eintrag /var/www/html zu /var/www/test und macht den sym-link nach </text:span><text:span text:style-name="T4">/etc/apache2/sites-</text:span><text:span text:style-name="T2">enable/test.dev.conf, indem man a2ensite test.dev.conf eingibt. a2ensite steht für: apache2 enable site.</text:span><text:span text:style-name="T6"><text:tab/></text:span></text:p>
      <text:p text:style-name="P13"><text:span text:style-name="T6">U</text:span><text:span text:style-name="T2">m andere Websites auszuschalden gibt es den Befehl: a2dissite "sitename".</text:span></text:p>
      <text:p text:style-name="P7"/>
      <text:p text:style-name="P8">-&gt;Superglobals<text:span text:style-name="T11"> (GET und POST)</text:span></text:p>
      <text:p text:style-name="P8">//<text:span text:style-name="T11">Arrays</text:span> die vom Server (z.B. Apache) Werte übergeben bekommen.</text:p>
      <text:p text:style-name="P8">//Sind überall Verfügbar (keine Einschränkung des scopes).</text:p>
      <text:p text:style-name="P8">//</text:p>
      <text:p text:style-name="P8"/>
      <text:p text:style-name="P9">-&gt;redirect mit header('Location: http://www.example.com/thankyou'); exit;</text:p>
      <text:p text:style-name="P10">//Location-Header wird verwendet, um den Browser eine url mitzuteilen, zu</text:p>
      <text:p text:style-name="P10">//die er einen GET-Request sendet.</text:p>
      <text:p text:style-name="P10"/>
      <text:p text:style-name="P11">-&gt;JSO<text:span text:style-name="T8">N</text:span></text:p>
      <text:p text:style-name="P12">&lt;?php</text:p>
      <text:p text:style-name="P12"><text:s text:c="2"/>$array = [</text:p>
      <text:p text:style-name="P12"><text:s text:c="4"/>"a" =&gt; "1",</text:p>
      <text:p text:style-name="P12"><text:s text:c="4"/>"b" =&gt; "2",</text:p>
      <text:p text:style-name="P12"><text:s text:c="4"/>"c" =&gt; "3",</text:p>
      <text:p text:style-name="P12"><text:s text:c="2"/>];</text:p>
      <text:p text:style-name="P12"><text:s text:c="2"/>//aus einem array ein json-file machen.</text:p>
      <text:p text:style-name="P12"><text:s text:c="2"/>$json = json_encode($array);</text:p>
      <text:p text:style-name="P12"><text:s text:c="2"/>//aus einem json-file ein object machen.</text:p>
      <text:p text:style-name="P12"><text:s text:c="2"/>$json2 = json_decode($json);</text:p>
      <text:p text:style-name="P12"><text:s text:c="2"/>echo $json2-&gt;b;</text:p>
      <text:p text:style-name="P12">?&gt;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0:30:38.974986178</meta:creation-date>
    <meta:generator>LibreOffice/5.3.1.2$Linux_X86_64 LibreOffice_project/30m0$Build-2</meta:generator>
    <dc:date>2018-01-02T14:56:16.426623463</dc:date>
    <meta:editing-duration>P1DT11H25M32S</meta:editing-duration>
    <meta:editing-cycles>11</meta:editing-cycles>
    <meta:document-statistic meta:table-count="0" meta:image-count="0" meta:object-count="0" meta:page-count="1" meta:paragraph-count="30" meta:word-count="267" meta:character-count="1992" meta:non-whitespace-character-count="1728"/>
  </office:meta>
</office:document-meta>
</file>